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8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85" calcext:value-type="float">
            <text:p>13,85</text:p>
          </table:table-cell>
          <table:table-cell table:style-name="ce13" office:value-type="float" office:value="22.15" calcext:value-type="float">
            <text:p>22,15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7" office:value-type="float" office:value="2.61320754716981" calcext:value-type="float">
            <text:p>2,61</text:p>
          </table:table-cell>
          <table:table-cell table:style-name="ce17" office:value-type="float" office:value="1.82004930156122" calcext:value-type="float">
            <text:p>1,82</text:p>
          </table:table-cell>
          <table:table-cell table:style-name="ce17" office:value-type="float" office:value="3.52115384615385" calcext:value-type="float">
            <text:p>3,52</text:p>
          </table:table-cell>
          <table:table-cell table:style-name="ce17" office:value-type="float" office:value="2.00320512820513" calcext:value-type="float">
            <text:p>2,00</text:p>
          </table:table-cell>
          <table:table-cell table:style-name="ce17" office:value-type="float" office:value="2.5632183908046" calcext:value-type="float">
            <text:p>2,56</text:p>
          </table:table-cell>
          <table:table-cell table:style-name="ce17" office:value-type="float" office:value="3.29801324503311" calcext:value-type="float">
            <text:p>3,30</text:p>
          </table:table-cell>
          <table:table-cell table:style-name="ce17" office:value-type="float" office:value="1.22979797979798" calcext:value-type="float">
            <text:p>1,23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Hauteur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Hauteur Totale (m)</text:p>
          </table:table-cell>
          <table:table-cell table:style-name="ce18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13:58.17920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15:13.942387000</dc:date>
    <meta:editing-duration>PT2H20M2S</meta:editing-duration>
    <meta:editing-cycles>33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